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67cm"/>
    </style:style>
    <style:style style:name="Tabla1.B" style:family="table-column">
      <style:table-column-properties style:column-width="2.353cm"/>
    </style:style>
    <style:style style:name="Tabla1.C" style:family="table-column">
      <style:table-column-properties style:column-width="3.609cm"/>
    </style:style>
    <style:style style:name="Tabla1.D" style:family="table-column">
      <style:table-column-properties style:column-width="3.106cm"/>
    </style:style>
    <style:style style:name="Tabla1.E" style:family="table-column">
      <style:table-column-properties style:column-width="3.08cm"/>
    </style:style>
    <style:style style:name="Tabla1.F" style:family="table-column">
      <style:table-column-properties style:column-width="2.48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392cm"/>
    </style:style>
    <style:style style:name="Tabla2.B" style:family="table-column">
      <style:table-column-properties style:column-width="2.307cm"/>
    </style:style>
    <style:style style:name="Tabla2.C" style:family="table-column">
      <style:table-column-properties style:column-width="3.641cm"/>
    </style:style>
    <style:style style:name="Tabla2.D" style:family="table-column">
      <style:table-column-properties style:column-width="3.112cm"/>
    </style:style>
    <style:style style:name="Tabla2.E" style:family="table-column">
      <style:table-column-properties style:column-width="3.048cm"/>
    </style:style>
    <style:style style:name="Tabla2.F" style:family="table-column">
      <style:table-column-properties style:column-width="2.50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392cm"/>
    </style:style>
    <style:style style:name="Tabla3.B" style:family="table-column">
      <style:table-column-properties style:column-width="2.307cm"/>
    </style:style>
    <style:style style:name="Tabla3.C" style:family="table-column">
      <style:table-column-properties style:column-width="3.641cm"/>
    </style:style>
    <style:style style:name="Tabla3.D" style:family="table-column">
      <style:table-column-properties style:column-width="3.112cm"/>
    </style:style>
    <style:style style:name="Tabla3.E" style:family="table-column">
      <style:table-column-properties style:column-width="3.048cm"/>
    </style:style>
    <style:style style:name="Tabla3.F" style:family="table-column">
      <style:table-column-properties style:column-width="2.50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2.392cm"/>
    </style:style>
    <style:style style:name="Tabla4.B" style:family="table-column">
      <style:table-column-properties style:column-width="2.307cm"/>
    </style:style>
    <style:style style:name="Tabla4.C" style:family="table-column">
      <style:table-column-properties style:column-width="3.598cm"/>
    </style:style>
    <style:style style:name="Tabla4.D" style:family="table-column">
      <style:table-column-properties style:column-width="3.154cm"/>
    </style:style>
    <style:style style:name="Tabla4.E" style:family="table-column">
      <style:table-column-properties style:column-width="3.09cm"/>
    </style:style>
    <style:style style:name="Tabla4.F" style:family="table-column">
      <style:table-column-properties style:column-width="2.45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392cm"/>
    </style:style>
    <style:style style:name="Tabla5.B" style:family="table-column">
      <style:table-column-properties style:column-width="2.307cm"/>
    </style:style>
    <style:style style:name="Tabla5.C" style:family="table-column">
      <style:table-column-properties style:column-width="3.598cm"/>
    </style:style>
    <style:style style:name="Tabla5.D" style:family="table-column">
      <style:table-column-properties style:column-width="3.154cm"/>
    </style:style>
    <style:style style:name="Tabla5.E" style:family="table-column">
      <style:table-column-properties style:column-width="3.048cm"/>
    </style:style>
    <style:style style:name="Tabla5.F" style:family="table-column">
      <style:table-column-properties style:column-width="2.50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2.307cm"/>
    </style:style>
    <style:style style:name="Tabla6.C" style:family="table-column">
      <style:table-column-properties style:column-width="3.598cm"/>
    </style:style>
    <style:style style:name="Tabla6.D" style:family="table-column">
      <style:table-column-properties style:column-width="3.154cm"/>
    </style:style>
    <style:style style:name="Tabla6.E" style:family="table-column">
      <style:table-column-properties style:column-width="3.09cm"/>
    </style:style>
    <style:style style:name="Tabla6.F" style:family="table-column">
      <style:table-column-properties style:column-width="2.45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35cm"/>
    </style:style>
    <style:style style:name="Tabla7.C" style:family="table-column">
      <style:table-column-properties style:column-width="3.598cm"/>
    </style:style>
    <style:style style:name="Tabla7.D" style:family="table-column">
      <style:table-column-properties style:column-width="3.154cm"/>
    </style:style>
    <style:style style:name="Tabla7.E" style:family="table-column">
      <style:table-column-properties style:column-width="2.985cm"/>
    </style:style>
    <style:style style:name="Tabla7.F" style:family="table-column">
      <style:table-column-properties style:column-width="2.565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6abef" officeooo:paragraph-rsid="0016abef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6abef" officeooo:paragraph-rsid="0016abef"/>
    </style:style>
    <style:style style:name="P3" style:family="paragraph" style:parent-style-name="Standard">
      <style:text-properties officeooo:paragraph-rsid="0018333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333e" officeooo:paragraph-rsid="0018333e" style:font-weight-asian="bold" style:font-weight-complex="bold"/>
    </style:style>
    <style:style style:name="P5" style:family="paragraph" style:parent-style-name="Standard">
      <style:text-properties officeooo:paragraph-rsid="0016abef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abef" officeooo:paragraph-rsid="0016abef" style:font-weight-asian="bold" style:font-weight-complex="bold"/>
    </style:style>
    <style:style style:name="P7" style:family="paragraph" style:parent-style-name="Standard">
      <style:text-properties fo:font-weight="bold" officeooo:rsid="0016abef" officeooo:paragraph-rsid="0016abef" style:font-weight-asian="bold" style:font-weight-complex="bold"/>
    </style:style>
    <style:style style:name="P8" style:family="paragraph" style:parent-style-name="Heading_20_3">
      <style:text-properties fo:font-weight="bold" officeooo:rsid="0016abef" officeooo:paragraph-rsid="0016abef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16abef"/>
    </style:style>
    <style:style style:name="T1" style:family="text">
      <style:text-properties style:text-underline-style="solid" style:text-underline-width="auto" style:text-underline-color="font-color" fo:font-weight="bold" officeooo:rsid="0016abef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16abef"/>
    </style:style>
    <style:style style:name="T3" style:family="text">
      <style:text-properties officeooo:rsid="0016abef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U</text:p>
      <text:p text:style-name="P2"/>
      <text:p text:style-name="P3"><text:span text:style-name="T1">Sistema Operativo</text:span><text:span text:style-name="T2">: </text:span><text:span text:style-name="T3">Esta en </text:span><text:span text:style-name="Strong_20_Emphasis">Linux</text:span> o <text:span text:style-name="Strong_20_Emphasis">Hurd</text:span> .</text:p>
      <text:p text:style-name="P3"/>
      <text:p text:style-name="P3">GNU proporciona una colección de herramientas y utilidades, como compiladores, editores y bibliotecas, que forman la base del sistema operativo, mientras que el núcleo (como Linux) se encarga de gestionar el hardware y los recursos del sistema. </text:p>
      <text:p text:style-name="P3"/>
      <text:p text:style-name="P4">GNU: </text:p>
      <text:p text:style-name="P4"/>
      <text:p text:style-name="P4"><text:span text:style-name="T4">El objetivo final de GNU es crear un </text:span><text:span text:style-name="Strong_20_Emphasis"><text:span text:style-name="T4">sistema operativo completo y funcional</text:span></text:span><text:span text:style-name="T4"> que sea 100% libre, proporcionando una alternativa ética a los sistemas operativos propietarios como Windows o macOS. Por esta razón, el proyecto desarrolló una serie de herramientas y utilidades (compiladores, editores, librerías, etc.) que se usan en conjunto con el núcleo Linux o con el propio núcleo de GNU, conocido como </text:span><text:span text:style-name="Strong_20_Emphasis"><text:span text:style-name="T4">GNU Hurd</text:span></text:span><text:span text:style-name="T4"> . </text:span></text:p>
      <text:p text:style-name="P5"/>
      <text:p text:style-name="P6">GPL:Tipos</text:p>
      <text:p text:style-name="P7"/>
      <text:h text:style-name="P8" text:outline-level="3">1. <text:span text:style-name="Strong_20_Emphasis">Licencia pública general (GPLv1) (1989)</text:span></text:h>
      <text:list text:style-name="L1">
        <text:list-item>
          <text:p text:style-name="P9">Primera versión de la GPL creada por Richard Stallman.</text:p>
        </text:list-item>
        <text:list-item>
          <text:p text:style-name="P10">Permite la copia, modificación y distribución del software siempre que los mismos derechos se mantengan en todas las copias modificadas.</text:p>
        </text:list-item>
      </text:list>
      <text:h text:style-name="Heading_20_3" text:outline-level="3">2. <text:span text:style-name="Strong_20_Emphasis">Licencia pública general (GPLv2) (1991)</text:span></text:h>
      <text:list text:style-name="L2">
        <text:list-item>
          <text:p text:style-name="P11">Versión mejorada de la GPL original. Introduce medidas más fuertes para evitar que el software libre se convierta en propietario.</text:p>
        </text:list-item>
        <text:list-item>
          <text:p text:style-name="P11">Muchos proyectos (incluido el núcleo de Linux) se han licenciado bajo GPLv2.</text:p>
        </text:list-item>
        <text:list-item>
          <text:p text:style-name="P12">Incluye la famosa cláusula de la "libertad o muerte": si alguien no puede cumplir los términos de la licencia, no puede distribuir el software.</text:p>
        </text:list-item>
      </text:list>
      <text:h text:style-name="Heading_20_3" text:outline-level="3">3. <text:span text:style-name="Strong_20_Emphasis">Licencia pública general (GPLv3) (2007)</text:span></text:h>
      <text:list text:style-name="L3">
        <text:list-item>
          <text:p text:style-name="P13">Diseñada para abordar problemas que surgieron con la GPLv2, como la compatibilidad con otras licencias, las patentes de software y la "tivoización" (uso de software libre en hardware cerrado).</text:p>
        </text:list-item>
        <text:list-item>
          <text:p text:style-name="P14">Introducir mecanismos para defender el software contra patentes de software y restricciones tecnológicas.</text:p>
        </text:list-item>
      </text:list>
      <text:h text:style-name="Heading_20_3" text:outline-level="3">Variantes de la GPL:</text:h>
      <text:list text:style-name="L4">
        <text:list-item>
          <text:p text:style-name="P15"><text:span text:style-name="Strong_20_Emphasis">LGPL (Licencia Pública General Reducida)</text:span></text:p>
          <text:list>
            <text:list-item>
              <text:p text:style-name="P16">Más permisiva que el estándar GPL, permite que bibliotecas licenciadas bajo LGPL se enlacen con el software propietario.</text:p>
            </text:list-item>
            <text:list-item>
              <text:p text:style-name="P16">Usada mayormente para bibliotecas de software, permite su uso en software no libre sin que toda la aplicación deba ser GPL.</text:p>
            </text:list-item>
          </text:list>
        </text:list-item>
      </text:list>
      <text:p text:style-name="P17"/>
      <text:p text:style-name="P17"/>
      <text:p text:style-name="P17"/>
      <text:list text:continue-numbering="true" text:style-name="L4">
        <text:list-item>
          <text:p text:style-name="P15"><text:soft-page-break/><text:span text:style-name="Strong_20_Emphasis">AGPL (Licencia Pública General Affero)</text:span></text:p>
          <text:list>
            <text:list-item>
              <text:p text:style-name="P16">Variante de la GPLv3 que añade una cláusula para software que se ofrece como servicio en red.</text:p>
            </text:list-item>
            <text:list-item>
              <text:p text:style-name="P16">Requiere que el código fuente modificado esté disponible si el software se ejecuta a través de una red (por ejemplo, software ofrecido como un servicio web).</text:p>
            </text:list-item>
            <text:list-item>
              <text:p text:style-name="P16"/>
            </text:list-item>
          </text:list>
        </text:list-item>
        <text:list-item>
          <text:p text:style-name="P15"><text:span text:style-name="Strong_20_Emphasis">GPL con excepciones</text:span></text:p>
          <text:list>
            <text:list-item>
              <text:p text:style-name="P15">A veces, los proyectos pueden estar licenciados bajo la GPL pero incluyen excepciones que permiten su uso en ciertos contextos, por ejemplo, para permitir la compatibilidad con el propietario del software.</text:p>
            </text:list-item>
          </text:list>
        </text:list-item>
      </text:list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<text:span text:style-name="Strong_20_Emphasis">Software ERP</text:span></text:p>
            </table:table-cell>
            <table:table-cell table:style-name="Tabla1.A1" office:value-type="string">
              <text:p text:style-name="Table_20_Heading"><text:span text:style-name="Strong_20_Emphasis">Tipo de licencia</text:span></text:p>
            </table:table-cell>
            <table:table-cell table:style-name="Tabla1.A1" office:value-type="string">
              <text:p text:style-name="Table_20_Heading"><text:span text:style-name="Strong_20_Emphasis">Modelo de Distribución</text:span></text:p>
            </table:table-cell>
            <table:table-cell table:style-name="Tabla1.A1" office:value-type="string">
              <text:p text:style-name="Table_20_Heading"><text:span text:style-name="Strong_20_Emphasis">Acceso al código fuente</text:span></text:p>
            </table:table-cell>
            <table:table-cell table:style-name="Tabla1.A1" office:value-type="string">
              <text:p text:style-name="Table_20_Heading"><text:span text:style-name="Strong_20_Emphasis">Modificabilidad</text:span></text:p>
            </table:table-cell>
            <table:table-cell table:style-name="Tabla1.A1" office:value-type="string">
              <text:p text:style-name="Table_20_Heading"><text:span text:style-name="Strong_20_Emphasis">Modelo de pago</text:span></text:p>
            </table:table-cell>
          </table:table-row>
        </table:table-header-rows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Table_20_Contents"><text:span text:style-name="Strong_20_Emphasis">Microsoft Dynamics 365</text:span></text:p>
          </table:table-cell>
          <table:table-cell table:style-name="Tabla2.A1" office:value-type="string">
            <text:p text:style-name="Table_20_Contents">Propietaria (SaaS y On-Premises)</text:p>
          </table:table-cell>
          <table:table-cell table:style-name="Tabla2.A1" office:value-type="string">
            <text:p text:style-name="Table_20_Contents">En la nube (SaaS) y On-Premises</text:p>
          </table:table-cell>
          <table:table-cell table:style-name="Tabla2.A1" office:value-type="string">
            <text:p text:style-name="Table_20_Contents">No</text:p>
          </table:table-cell>
          <table:table-cell table:style-name="Tabla2.A1" office:value-type="string">
            <text:p text:style-name="Table_20_Contents">No permitido</text:p>
          </table:table-cell>
          <table:table-cell table:style-name="Tabla2.A1" office:value-type="string">
            <text:p text:style-name="Table_20_Contents">Suscripción mensual/anual o pago único (On-Premises)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Table_20_Contents"><text:span text:style-name="Strong_20_Emphasis">OpenBravo</text:span></text:p>
          </table:table-cell>
          <table:table-cell table:style-name="Tabla3.A1" office:value-type="string">
            <text:p text:style-name="Table_20_Contents">Código Abierto (AGPLv3) / Licencia Comercial</text:p>
          </table:table-cell>
          <table:table-cell table:style-name="Tabla3.A1" office:value-type="string">
            <text:p text:style-name="Table_20_Contents">En la nube (SaaS) y On-Premises</text:p>
          </table:table-cell>
          <table:table-cell table:style-name="Tabla3.A1" office:value-type="string">
            <text:p text:style-name="Table_20_Contents">Sí (versión de código abierto)</text:p>
          </table:table-cell>
          <table:table-cell table:style-name="Tabla3.A1" office:value-type="string">
            <text:p text:style-name="Table_20_Contents">Permitido en versión Open Source</text:p>
          </table:table-cell>
          <table:table-cell table:style-name="Tabla3.A1" office:value-type="string">
            <text:p text:style-name="Table_20_Contents">Suscripción para versión comercial; Gratis en versión Open Source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Table_20_Contents"><text:span text:style-name="Strong_20_Emphasis">Odoo</text:span></text:p>
          </table:table-cell>
          <table:table-cell table:style-name="Tabla4.A1" office:value-type="string">
            <text:p text:style-name="Table_20_Contents">Código abierto (GPLv3 para comunidad) / Licencia Comercial (Enterprise)</text:p>
          </table:table-cell>
          <table:table-cell table:style-name="Tabla4.A1" office:value-type="string">
            <text:p text:style-name="Table_20_Contents">En la nube (SaaS) y On-Premises</text:p>
          </table:table-cell>
          <table:table-cell table:style-name="Tabla4.A1" office:value-type="string">
            <text:p text:style-name="Table_20_Contents">Sí (versión comunitaria)</text:p>
          </table:table-cell>
          <table:table-cell table:style-name="Tabla4.A1" office:value-type="string">
            <text:p text:style-name="Table_20_Contents">Permitido en versión comunitaria</text:p>
          </table:table-cell>
          <table:table-cell table:style-name="Tabla4.A1" office:value-type="string">
            <text:p text:style-name="Table_20_Contents">Suscripción para Empresas; Gratuito para comunidad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Table_20_Contents"><text:span text:style-name="Strong_20_Emphasis">Salvia 300</text:span></text:p>
          </table:table-cell>
          <table:table-cell table:style-name="Tabla5.A1" office:value-type="string">
            <text:p text:style-name="Table_20_Contents">Propietaria</text:p>
          </table:table-cell>
          <table:table-cell table:style-name="Tabla5.A1" office:value-type="string">
            <text:p text:style-name="Table_20_Contents">En la nube (SaaS) y On-Premises</text:p>
          </table:table-cell>
          <table:table-cell table:style-name="Tabla5.A1" office:value-type="string">
            <text:p text:style-name="Table_20_Contents">No</text:p>
          </table:table-cell>
          <table:table-cell table:style-name="Tabla5.A1" office:value-type="string">
            <text:p text:style-name="Table_20_Contents">No permitido</text:p>
          </table:table-cell>
          <table:table-cell table:style-name="Tabla5.A1" office:value-type="string">
            <text:p text:style-name="Table_20_Contents">Suscripción mensual/anual o pago único (On-Premises)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Table_20_Contents"><text:span text:style-name="Strong_20_Emphasis">SAP Business One</text:span></text:p>
          </table:table-cell>
          <table:table-cell table:style-name="Tabla6.A1" office:value-type="string">
            <text:p text:style-name="Table_20_Contents">Propietaria</text:p>
          </table:table-cell>
          <table:table-cell table:style-name="Tabla6.A1" office:value-type="string">
            <text:p text:style-name="Table_20_Contents">En la nube (SaaS) y On-Premises</text:p>
          </table:table-cell>
          <table:table-cell table:style-name="Tabla6.A1" office:value-type="string">
            <text:p text:style-name="Table_20_Contents">No</text:p>
          </table:table-cell>
          <table:table-cell table:style-name="Tabla6.A1" office:value-type="string">
            <text:p text:style-name="Table_20_Contents">No permitido</text:p>
          </table:table-cell>
          <table:table-cell table:style-name="Tabla6.A1" office:value-type="string">
            <text:p text:style-name="Table_20_Contents">Suscripción mensual/anual o pago único (On-Premises)</text:p>
          </table:table-cell>
        </table:table-row>
      </table:table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Table_20_Contents"><text:span text:style-name="Strong_20_Emphasis">NetSuite</text:span></text:p>
          </table:table-cell>
          <table:table-cell table:style-name="Tabla7.A1" office:value-type="string">
            <text:p text:style-name="Table_20_Contents">Propietario (SaaS)</text:p>
          </table:table-cell>
          <table:table-cell table:style-name="Tabla7.A1" office:value-type="string">
            <text:p text:style-name="Table_20_Contents">En la nube (SaaS)</text:p>
          </table:table-cell>
          <table:table-cell table:style-name="Tabla7.A1" office:value-type="string">
            <text:p text:style-name="Table_20_Contents">No</text:p>
          </table:table-cell>
          <table:table-cell table:style-name="Tabla7.A1" office:value-type="string">
            <text:p text:style-name="Table_20_Contents">No permitido</text:p>
          </table:table-cell>
          <table:table-cell table:style-name="Tabla7.A1" office:value-type="string">
            <text:p text:style-name="Table_20_Contents">Suscripción mensual/anual (solo SaaS)</text:p>
          </table:table-cell>
        </table:table-row>
      </table:table>
      <text:p text:style-name="P5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6:13:57.455000000</meta:creation-date>
    <dc:date>2024-09-30T16:50:49.353000000</dc:date>
    <meta:editing-duration>PT36M49S</meta:editing-duration>
    <meta:editing-cycles>8</meta:editing-cycles>
    <meta:generator>LibreOffice/24.8.0.3$Windows_X86_64 LibreOffice_project/0bdf1299c94fe897b119f97f3c613e9dca6be583</meta:generator>
    <meta:document-statistic meta:table-count="7" meta:image-count="0" meta:object-count="0" meta:page-count="3" meta:paragraph-count="68" meta:word-count="556" meta:character-count="3524" meta:non-whitespace-character-count="3048"/>
  </office:meta>
</office:document-meta>
</file>